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7.094cm" svg:y="1.64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77cm" svg:y="10.3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BAKTERIE</text:p>
          </table:table-cell>
          <table:table-cell office:value-type="string" calcext:value-type="string">
            <text:p>PEŁZACZ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6075" calcext:value-type="float">
            <text:p>5607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83865" calcext:value-type="float">
            <text:p>8386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21092" calcext:value-type="float">
            <text:p>12109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0770" calcext:value-type="float">
            <text:p>170770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230590" calcext:value-type="float">
            <text:p>230590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301567" calcext:value-type="float">
            <text:p>301567</text:p>
          </table:table-cell>
          <table:table-cell office:value-type="float" office:value="13552" calcext:value-type="float">
            <text:p>13552</text:p>
          </table:table-cell>
        </table:table-row>
        <table:table-row table:style-name="ro1">
          <table:table-cell office:value-type="float" office:value="396567" calcext:value-type="float">
            <text:p>396567</text:p>
          </table:table-cell>
          <table:table-cell office:value-type="float" office:value="24538" calcext:value-type="float">
            <text:p>24538</text:p>
          </table:table-cell>
        </table:table-row>
        <table:table-row table:style-name="ro1">
          <table:table-cell office:value-type="float" office:value="383447" calcext:value-type="float">
            <text:p>383447</text:p>
          </table:table-cell>
          <table:table-cell office:value-type="float" office:value="41076" calcext:value-type="float">
            <text:p>41076</text:p>
          </table:table-cell>
        </table:table-row>
        <table:table-row table:style-name="ro1">
          <table:table-cell office:value-type="float" office:value="251915" calcext:value-type="float">
            <text:p>251915</text:p>
          </table:table-cell>
          <table:table-cell office:value-type="float" office:value="89474" calcext:value-type="float">
            <text:p>89474</text:p>
          </table:table-cell>
        </table:table-row>
        <table:table-row table:style-name="ro1">
          <table:table-cell office:value-type="float" office:value="139196" calcext:value-type="float">
            <text:p>139196</text:p>
          </table:table-cell>
          <table:table-cell office:value-type="float" office:value="185364" calcext:value-type="float">
            <text:p>185364</text:p>
          </table:table-cell>
        </table:table-row>
        <table:table-row table:style-name="ro1">
          <table:table-cell office:value-type="float" office:value="62632" calcext:value-type="float">
            <text:p>62632</text:p>
          </table:table-cell>
          <table:table-cell office:value-type="float" office:value="249773" calcext:value-type="float">
            <text:p>249773</text:p>
          </table:table-cell>
        </table:table-row>
        <table:table-row table:style-name="ro1">
          <table:table-cell office:value-type="float" office:value="18991" calcext:value-type="float">
            <text:p>18991</text:p>
          </table:table-cell>
          <table:table-cell office:value-type="float" office:value="245764" calcext:value-type="float">
            <text:p>245764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float" office:value="165228" calcext:value-type="float">
            <text:p>16522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89921" calcext:value-type="float">
            <text:p>8992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3607" calcext:value-type="float">
            <text:p>436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982" calcext:value-type="float">
            <text:p>1698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20:50:30.308000000</meta:creation-date>
    <dc:date>2021-01-14T20:53:45.861000000</dc:date>
    <meta:editing-duration>PT3M15S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3.952cm" style:legend-expansion="high" chart:style-name="ch2"/>
        <chart:plot-area chart:style-name="ch3" table:cell-range-address="Аркуш1.A1:Аркуш1.B502" chart:data-source-has-labels="row" svg:x="0.32cm" svg:y="0.18cm" svg:width="12.164cm" svg:height="8.64cm">
          <chart:coordinate-region svg:x="1.682cm" svg:y="0.301cm" svg:width="10.80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AKTERIE</text:p>
                <draw:g>
                  <svg:desc>Аркуш1.A1:Аркуш1.A1</svg:desc>
                </draw:g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5">
                <text:p>505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">
                <text:p>3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">
                <text:p>3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">
                <text:p>2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5">
                <text:p>3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3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">
                <text:p>6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76">
                <text:p>34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7">
                <text:p>76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92">
                <text:p>1399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20">
                <text:p>232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3">
                <text:p>3661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75">
                <text:p>5607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865">
                <text:p>8386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092">
                <text:p>121092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770">
                <text:p>17077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590">
                <text:p>230590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567">
                <text:p>301567</text:p>
              </table:table-cell>
              <table:table-cell office:value-type="float" office:value="13552">
                <text:p>13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6567">
                <text:p>396567</text:p>
              </table:table-cell>
              <table:table-cell office:value-type="float" office:value="24538">
                <text:p>245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447">
                <text:p>383447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915">
                <text:p>251915</text:p>
              </table:table-cell>
              <table:table-cell office:value-type="float" office:value="89474">
                <text:p>8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196">
                <text:p>139196</text:p>
              </table:table-cell>
              <table:table-cell office:value-type="float" office:value="185364">
                <text:p>185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632">
                <text:p>62632</text:p>
              </table:table-cell>
              <table:table-cell office:value-type="float" office:value="249773">
                <text:p>249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91">
                <text:p>18991</text:p>
              </table:table-cell>
              <table:table-cell office:value-type="float" office:value="245764">
                <text:p>245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06">
                <text:p>13006</text:p>
              </table:table-cell>
              <table:table-cell office:value-type="float" office:value="165228">
                <text:p>165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65">
                <text:p>2265</text:p>
              </table:table-cell>
              <table:table-cell office:value-type="float" office:value="89921">
                <text:p>89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8">
                <text:p>1738</text:p>
              </table:table-cell>
              <table:table-cell office:value-type="float" office:value="43607">
                <text:p>4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">
                <text:p>189</text:p>
              </table:table-cell>
              <table:table-cell office:value-type="float" office:value="16982">
                <text:p>16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9661">
                <text:p>9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2">
                <text:p>134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7">
                <text:p>48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">
                <text:p>1019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1">
                <text:p>30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9">
                <text:p>105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">
                <text:p>31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1">
                <text:p>107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3">
                <text:p>433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2">
                <text:p>1192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6">
                <text:p>1556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3">
                <text:p>199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1">
                <text:p>1061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4">
                <text:p>554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">
                <text:p>288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1">
                <text:p>221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">
                <text:p>15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7">
                <text:p>1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5">
                <text:p>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6">
                <text:p>2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7">
                <text:p>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">
                <text:p>2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4">
                <text:p>1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4">
                <text:p>1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0">
                <text:p>1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">
                <text:p>1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">
                <text:p>1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">
                <text:p>1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">
                <text:p>1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">
                <text:p>1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">
                <text:p>1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5">
                <text:p>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">
                <text:p>2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">
                <text:p>2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0">
                <text:p>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">
                <text:p>2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6">
                <text:p>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6">
                <text:p>5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2">
                <text:p>6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5">
                <text:p>59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3">
                <text:p>6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0">
                <text:p>6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2">
                <text:p>45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4">
                <text:p>2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6">
                <text:p>25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4">
                <text:p>23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1">
                <text:p>1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">
                <text:p>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">
                <text:p>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9">
                <text:p>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">
                <text:p>1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">
                <text:p>1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5">
                <text:p>2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7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2">
                <text:p>1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">
                <text:p>1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">
                <text:p>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5">
                <text:p>1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1">
                <text:p>2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">
                <text:p>2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3">
                <text:p>2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">
                <text:p>1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">
                <text:p>1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">
                <text:p>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0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">
                <text:p>1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4">
                <text:p>2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">
                <text:p>1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3">
                <text:p>1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">
                <text:p>1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6">
                <text:p>1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5">
                <text:p>1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8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4">
                <text:p>3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1">
                <text:p>3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1">
                <text:p>3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6">
                <text:p>4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4">
                <text:p>5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0">
                <text:p>6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4">
                <text:p>5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3">
                <text:p>5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2">
                <text:p>5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3">
                <text:p>23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">
                <text:p>1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">
                <text:p>1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">
                <text:p>1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">
                <text:p>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">
                <text:p>1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">
                <text:p>1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5">
                <text:p>1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1">
                <text:p>2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">
                <text:p>1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4">
                <text:p>1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">
                <text:p>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7">
                <text:p>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">
                <text:p>1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">
                <text:p>1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7">
                <text:p>1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1">
                <text:p>1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">
                <text:p>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3">
                <text:p>1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">
                <text:p>1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2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1">
                <text:p>2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">
                <text:p>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2">
                <text:p>1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">
                <text:p>1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3">
                <text:p>2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3">
                <text:p>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9">
                <text:p>5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2">
                <text:p>7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1">
                <text:p>10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60">
                <text:p>13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6">
                <text:p>16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3">
                <text:p>21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06">
                <text:p>26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28">
                <text:p>342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83">
                <text:p>368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15">
                <text:p>4415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38">
                <text:p>403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37">
                <text:p>403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25">
                <text:p>392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51">
                <text:p>4351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37">
                <text:p>343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4">
                <text:p>2834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2">
                <text:p>35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0">
                <text:p>22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4">
                <text:p>14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8">
                <text:p>11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">
                <text:p>11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">
                <text:p>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9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">
                <text:p>1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2">
                <text:p>1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9">
                <text:p>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2">
                <text:p>2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8">
                <text:p>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">
                <text:p>1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1">
                <text:p>1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">
                <text:p>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">
                <text:p>1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3">
                <text:p>2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">
                <text:p>2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4">
                <text:p>1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">
                <text:p>1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1">
                <text:p>1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1">
                <text:p>2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7">
                <text:p>2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9">
                <text:p>2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7">
                <text:p>3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0">
                <text:p>3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4">
                <text:p>32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6">
                <text:p>23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">
                <text:p>1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">
                <text:p>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6">
                <text:p>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8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4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1">
                <text:p>1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1">
                <text:p>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0">
                <text:p>2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3">
                <text:p>2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3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4">
                <text:p>2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7">
                <text:p>23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3">
                <text:p>2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9">
                <text:p>1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0">
                <text:p>1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">
                <text:p>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">
                <text:p>1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2">
                <text:p>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">
                <text:p>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8">
                <text:p>1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3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6">
                <text:p>1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">
                <text:p>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1">
                <text:p>1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8">
                <text:p>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9">
                <text:p>1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3">
                <text:p>19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">
                <text:p>1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9">
                <text:p>2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2">
                <text:p>3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1">
                <text:p>3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0">
                <text:p>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9">
                <text:p>4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1">
                <text:p>29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1">
                <text:p>27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2">
                <text:p>2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0">
                <text:p>2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2">
                <text:p>2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9">
                <text:p>1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4">
                <text:p>1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5">
                <text:p>1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2">
                <text:p>1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9">
                <text:p>1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">
                <text:p>1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">
                <text:p>1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1">
                <text:p>151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1:Аркуш1.B502" chart:data-source-has-labels="row" svg:x="1.331cm" svg:y="0.18cm" svg:width="14.349cm" svg:height="7.659cm">
          <chart:coordinate-region svg:x="2.693cm" svg:y="0.379cm" svg:width="12.431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5">
                <text:p>505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4">
                <text:p>1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4">
                <text:p>3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">
                <text:p>3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">
                <text:p>3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">
                <text:p>22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">
                <text:p>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">
                <text:p>2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">
                <text:p>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5">
                <text:p>3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3">
                <text:p>4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">
                <text:p>6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76">
                <text:p>34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7">
                <text:p>76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92">
                <text:p>1399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20">
                <text:p>232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3">
                <text:p>3661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75">
                <text:p>5607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865">
                <text:p>8386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092">
                <text:p>121092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770">
                <text:p>17077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590">
                <text:p>230590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1567">
                <text:p>301567</text:p>
              </table:table-cell>
              <table:table-cell office:value-type="float" office:value="13552">
                <text:p>13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6567">
                <text:p>396567</text:p>
              </table:table-cell>
              <table:table-cell office:value-type="float" office:value="24538">
                <text:p>245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3447">
                <text:p>383447</text:p>
              </table:table-cell>
              <table:table-cell office:value-type="float" office:value="41076">
                <text:p>41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915">
                <text:p>251915</text:p>
              </table:table-cell>
              <table:table-cell office:value-type="float" office:value="89474">
                <text:p>8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196">
                <text:p>139196</text:p>
              </table:table-cell>
              <table:table-cell office:value-type="float" office:value="185364">
                <text:p>185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632">
                <text:p>62632</text:p>
              </table:table-cell>
              <table:table-cell office:value-type="float" office:value="249773">
                <text:p>249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91">
                <text:p>18991</text:p>
              </table:table-cell>
              <table:table-cell office:value-type="float" office:value="245764">
                <text:p>245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06">
                <text:p>13006</text:p>
              </table:table-cell>
              <table:table-cell office:value-type="float" office:value="165228">
                <text:p>165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65">
                <text:p>2265</text:p>
              </table:table-cell>
              <table:table-cell office:value-type="float" office:value="89921">
                <text:p>89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8">
                <text:p>1738</text:p>
              </table:table-cell>
              <table:table-cell office:value-type="float" office:value="43607">
                <text:p>4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">
                <text:p>189</text:p>
              </table:table-cell>
              <table:table-cell office:value-type="float" office:value="16982">
                <text:p>16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8">
                <text:p>1038</text:p>
              </table:table-cell>
              <table:table-cell office:value-type="float" office:value="9661">
                <text:p>9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2">
                <text:p>1342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7">
                <text:p>48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">
                <text:p>137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">
                <text:p>1019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1">
                <text:p>301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9">
                <text:p>1059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">
                <text:p>311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1">
                <text:p>1071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3">
                <text:p>433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2">
                <text:p>1192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6">
                <text:p>1556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3">
                <text:p>1993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1">
                <text:p>1061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4">
                <text:p>554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">
                <text:p>288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1">
                <text:p>221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">
                <text:p>15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">
                <text:p>1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7">
                <text:p>19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5">
                <text:p>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6">
                <text:p>2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7">
                <text:p>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">
                <text:p>2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4">
                <text:p>1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4">
                <text:p>1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0">
                <text:p>1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">
                <text:p>1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">
                <text:p>1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">
                <text:p>17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">
                <text:p>1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7">
                <text:p>1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">
                <text:p>1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">
                <text:p>1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5">
                <text:p>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">
                <text:p>2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">
                <text:p>2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0">
                <text:p>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">
                <text:p>2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">
                <text:p>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6">
                <text:p>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6">
                <text:p>3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6">
                <text:p>5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2">
                <text:p>6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5">
                <text:p>59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3">
                <text:p>6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0">
                <text:p>6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2">
                <text:p>45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4">
                <text:p>29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6">
                <text:p>25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4">
                <text:p>23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1">
                <text:p>1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">
                <text:p>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">
                <text:p>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9">
                <text:p>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">
                <text:p>1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">
                <text:p>1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5">
                <text:p>2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7">
                <text:p>2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1">
                <text:p>2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2">
                <text:p>1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">
                <text:p>1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">
                <text:p>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">
                <text:p>1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5">
                <text:p>1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1">
                <text:p>2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">
                <text:p>24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3">
                <text:p>2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">
                <text:p>1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">
                <text:p>1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1">
                <text:p>1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4">
                <text:p>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6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2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0">
                <text:p>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0">
                <text:p>1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3">
                <text:p>1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4">
                <text:p>2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0">
                <text:p>1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">
                <text:p>1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3">
                <text:p>1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">
                <text:p>1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5">
                <text:p>1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6">
                <text:p>1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5">
                <text:p>1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">
                <text:p>1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8">
                <text:p>1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4">
                <text:p>3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1">
                <text:p>3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1">
                <text:p>39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6">
                <text:p>4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4">
                <text:p>5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0">
                <text:p>6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4">
                <text:p>5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3">
                <text:p>5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2">
                <text:p>5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3">
                <text:p>23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3">
                <text:p>11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">
                <text:p>1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2">
                <text:p>1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">
                <text:p>1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">
                <text:p>1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8">
                <text:p>1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">
                <text:p>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7">
                <text:p>1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">
                <text:p>1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">
                <text:p>1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5">
                <text:p>1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1">
                <text:p>2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">
                <text:p>1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">
                <text:p>1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4">
                <text:p>1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">
                <text:p>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7">
                <text:p>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1">
                <text:p>1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5">
                <text:p>1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">
                <text:p>1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7">
                <text:p>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7">
                <text:p>1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1">
                <text:p>1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">
                <text:p>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3">
                <text:p>1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1">
                <text:p>1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2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1">
                <text:p>2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9">
                <text:p>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7">
                <text:p>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2">
                <text:p>1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3">
                <text:p>1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">
                <text:p>1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3">
                <text:p>2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3">
                <text:p>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9">
                <text:p>5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2">
                <text:p>7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1">
                <text:p>10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60">
                <text:p>13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86">
                <text:p>168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3">
                <text:p>218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06">
                <text:p>26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28">
                <text:p>342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83">
                <text:p>368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15">
                <text:p>4415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38">
                <text:p>403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37">
                <text:p>403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25">
                <text:p>392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51">
                <text:p>4351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37">
                <text:p>343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4">
                <text:p>2834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2">
                <text:p>35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0">
                <text:p>22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4">
                <text:p>14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8">
                <text:p>11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">
                <text:p>11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">
                <text:p>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4">
                <text:p>1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9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">
                <text:p>1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2">
                <text:p>1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9">
                <text:p>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2">
                <text:p>2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8">
                <text:p>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">
                <text:p>1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1">
                <text:p>1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">
                <text:p>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">
                <text:p>1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3">
                <text:p>2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">
                <text:p>2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4">
                <text:p>1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">
                <text:p>1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">
                <text:p>1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1">
                <text:p>1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3">
                <text:p>1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1">
                <text:p>2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7">
                <text:p>2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9">
                <text:p>2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7">
                <text:p>3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0">
                <text:p>3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4">
                <text:p>32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6">
                <text:p>23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">
                <text:p>1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">
                <text:p>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6">
                <text:p>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8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4">
                <text:p>1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1">
                <text:p>1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2">
                <text:p>1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1">
                <text:p>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0">
                <text:p>2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3">
                <text:p>2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3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4">
                <text:p>2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6">
                <text:p>2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7">
                <text:p>23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3">
                <text:p>2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9">
                <text:p>16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0">
                <text:p>1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">
                <text:p>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">
                <text:p>1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2">
                <text:p>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">
                <text:p>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">
                <text:p>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">
                <text:p>6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2">
                <text:p>1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8">
                <text:p>1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3">
                <text:p>1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6">
                <text:p>1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">
                <text:p>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1">
                <text:p>1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8">
                <text:p>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9">
                <text:p>1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3">
                <text:p>19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7">
                <text:p>1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1">
                <text:p>2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4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9">
                <text:p>2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2">
                <text:p>3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1">
                <text:p>3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0">
                <text:p>4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9">
                <text:p>4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1">
                <text:p>29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1">
                <text:p>27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2">
                <text:p>2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0">
                <text:p>2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2">
                <text:p>2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9">
                <text:p>1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4">
                <text:p>1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5">
                <text:p>1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2">
                <text:p>1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9">
                <text:p>1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">
                <text:p>1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">
                <text:p>1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1">
                <text:p>151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